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30AF000016BE7DF6509B.svm"/>
  <manifest:file-entry manifest:media-type="" manifest:full-path="Pictures/2000000900004D9F000026F8D59C2429.svm"/>
  <manifest:file-entry manifest:media-type="" manifest:full-path="Pictures/2000000900004EDD000035DA04B72743.svm"/>
  <manifest:file-entry manifest:media-type="" manifest:full-path="Pictures/2000000900001AAB0000073D9F592FE1.svm"/>
  <manifest:file-entry manifest:media-type="" manifest:full-path="Pictures/20000009000019BD00000708328E61B1.svm"/>
  <manifest:file-entry manifest:media-type="" manifest:full-path="Pictures/200000090000629A00004A853CA4C10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2" style:family="text">
      <style:text-properties style:font-name="sans-serif" fo:font-size="10.5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UITA BERTOLOTTI</text:p>
      <text:p text:style-name="P3">TP4 NiveauDR</text:p>
      <text:p text:style-name="P3">I. Réglage du transmetteur de niveau</text:p>
      <text:p text:style-name="P3"/>
      <text:list xml:id="list36553490" text:style-name="L1">
        <text:list-item>
          <text:p text:style-name="P4">Proposer un câblage électrique permettant le fonctionnement de la boucle de régulation et la communication avec un modem Hart. On rappelle qu'une résistance de 250 Ω est branchée en parallèle sur l'entrée mesure du régulateur.</text:p>
          <text:p text:style-name="P6"><draw:frame draw:style-name="fr1" draw:name="images1" text:anchor-type="paragraph" svg:width="16.365cm" svg:height="8.216cm" draw:z-index="0"><draw:image xlink:href="Pictures/2000000900004D9F000026F8D59C2429.svm" xlink:type="simple" xlink:show="embed" xlink:actuate="onLoad"/></draw:frame><text:span text:style-name="T1">2.</text:span>Valider le fonctionnement de la communication avec le transmetteur. On fournira une copie d'écran des réglages du transmetteur. </text:p>
        </text:list-item>
      </text:list>
      <text:p text:style-name="P5"><draw:frame draw:style-name="fr2" draw:name="images2" text:anchor-type="paragraph" svg:width="14.002cm" svg:height="8.416cm" draw:z-index="1"><draw:image xlink:href="Pictures/2000000900004EDD000035DA04B72743.svm" xlink:type="simple" xlink:show="embed" xlink:actuate="onLoad"/></draw:frame></text:p>
      <text:p text:style-name="P5"/>
      <text:p text:style-name="P2"><text:soft-page-break/>3.Procéder au réglage du transmetteur pour qu'il affiche la mesure du niveau dans le réservoir supérieur. On détaillera la procédure utilisée. </text:p>
      <text:p text:style-name="P2"/>
      <text:p text:style-name="P2"><text:span text:style-name="T2">valeur de la pression mesurée en kPa pour un niveau L=0%. </text:span></text:p>
      <text:p text:style-name="P2"><draw:frame draw:style-name="fr1" draw:name="images3" text:anchor-type="paragraph" svg:width="6.826cm" svg:height="1.854cm" draw:z-index="2"><draw:image xlink:href="Pictures/2000000900001AAB0000073D9F592FE1.svm" xlink:type="simple" xlink:show="embed" xlink:actuate="onLoad"/></draw:frame><text:span text:style-name="T2"/></text:p>
      <text:p text:style-name="P2"><text:span text:style-name="T2">valeur de la pression mesurée en kPa pour un niveau L=80%.</text:span> <text:s/></text:p>
      <text:p text:style-name="P2"><draw:frame draw:style-name="fr1" draw:name="images4" text:anchor-type="paragraph" svg:width="6.588cm" svg:height="1.799cm" draw:z-index="3"><draw:image xlink:href="Pictures/20000009000019BD00000708328E61B1.svm" xlink:type="simple" xlink:show="embed" xlink:actuate="onLoad"/></draw:frame>On met le niveau a 0% puis on regarde la valeur de la pression qui est de 7,9 kPa puis on fais monté le niveau à 80% qui est de 11,43kPa et pour le niveau 100% on utilise le théorème de GATT ce qui nous donne une valeur de 12,33.</text:p>
      <text:p text:style-name="P2"><text:tab/>4.Tracer la caractéristique de votre transmetteur de niveau (mesure en % en fonction du niveau réel en %, au moins 5 mesures). </text:p>
      <text:p text:style-name="P2"><draw:frame draw:style-name="fr5" draw:name="Objet1" text:anchor-type="paragraph" svg:x="0.66cm" svg:y="0.122cm" svg:width="15.998cm" svg:height="8.999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h text:style-name="P7" text:outline-level="1"><text:soft-page-break/>II. Régulation de niveau</text:h>
      <text:p text:style-name="P2"/>
      <text:p text:style-name="P2">1.Régler les vannes manuelles afin d'avoir un niveau de 50% pour une commande de 50%. <text:span text:style-name="T3">Ne plus toucher ces vannes par la suite</text:span>. </text:p>
      <text:p text:style-name="P2"/>
      <text:p text:style-name="P2"><draw:frame draw:style-name="fr3" draw:name="images5" text:anchor-type="paragraph" svg:x="2.268cm" svg:y="-0.212cm" svg:width="12.464cm" svg:height="5.823cm" draw:z-index="5"><draw:image xlink:href="Pictures/20000009000030AF000016BE7DF6509B.svm" xlink:type="simple" xlink:show="embed" xlink:actuate="onLoad"/></draw:frame></text:p>
      <text:p text:style-name="P2">2.Relever la réponse indicielle du procédé pour une commande variant de 50% à 60%. </text:p>
      <text:p text:style-name="P2"><draw:frame draw:style-name="fr4" draw:name="images6" text:anchor-type="paragraph" svg:width="17cm" svg:height="12.848cm" draw:z-index="6"><draw:image xlink:href="Pictures/200000090000629A00004A853CA4C108.svm" xlink:type="simple" xlink:show="embed" xlink:actuate="onLoad"/></draw:frame></text:p>
      <text:p text:style-name="P2"/>
      <text:p text:style-name="P2"/>
      <text:p text:style-name="P2"><text:soft-page-break/>3.Déduire de la courbe précédente le sens d'action du procédé. On fera un raisonnement complet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1-27T16:31:06.89</meta:creation-date>
    <meta:document-statistic meta:table-count="0" meta:image-count="6" meta:object-count="1" meta:page-count="4" meta:paragraph-count="14" meta:word-count="235" meta:character-count="1371"/>
    <dc:date>2020-01-27T18:35:07.64</dc:date>
    <meta:editing-duration>PT3M1S</meta:editing-duration>
    <meta:editing-cycles>1</meta:editing-cycles>
    <meta:generator>LibreOffice/3.3$Win32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707cm" svg:y="4.191cm" chart:style-name="ch2"/>
        <chart:plot-area chart:style-name="ch3" chart:data-source-has-labels="both" svg:x="1.357cm" svg:y="0.851cm" svg:width="11.712cm" svg:height="6.961cm">
          <chartooo:coordinate-region svg:x="1.978cm" svg:y="1.063cm" svg:width="10.812cm" svg:height="6.076cm"/>
          <chart:axis chart:dimension="x" chart:name="primary-x" chart:style-name="ch4">
            <chart:title svg:x="6.203cm" svg:y="7.992cm" chart:style-name="ch5">
              <text:p>Mesure en %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526cm" chart:style-name="ch7">
              <text:p>Niveu réel en %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